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eatures</text:p>
      <text:p text:style-name="Standard"/>
      <text:p text:style-name="Standard">1 What is Skaeda?</text:p>
      <text:list xml:id="list2008504124" text:style-name="L1">
        <text:list-item>
          <text:p text:style-name="P1">Skaeda is an on-line bookmark management service on the Internet</text:p>
        </text:list-item>
        <text:list-item>
          <text:p text:style-name="P1">It deals with your bookmarks on any computer connected to Internet</text:p>
        </text:list-item>
        <text:list-item>
          <text:p text:style-name="P1">It works on the major browsers (Chrome, Explorer, Safari, Firefox, Opera)</text:p>
        </text:list-item>
        <text:list-item>
          <text:p text:style-name="P1">It is designed to be as easy to use as possible</text:p>
        </text:list-item>
      </text:list>
      <text:p text:style-name="Standard">2 General Structure</text:p>
      <text:list xml:id="list49328176" text:continue-numbering="true" text:style-name="L1">
        <text:list-item>
          <text:p text:style-name="P1">One single screen layout, with three columns</text:p>
        </text:list-item>
        <text:list-item>
          <text:p text:style-name="P1">First column: allows organize your bookmarks by groups or by tags</text:p>
        </text:list-item>
        <text:list-item>
          <text:p text:style-name="P1">Second column: lists the bookmarks included in the selected group or tag</text:p>
        </text:list-item>
        <text:list-item>
          <text:p text:style-name="P1">Third column: shows the bookmark details (name, URL, screen-shot, visits, ...) </text:p>
        </text:list-item>
      </text:list>
      <text:p text:style-name="Standard">3 Smart and Manual Groups</text:p>
      <text:list xml:id="list1947737428" text:style-name="L2">
        <text:list-item>
          <text:p text:style-name="P2">Each bookmark can be easily assigned to several manual groups</text:p>
        </text:list-item>
        <text:list-item>
          <text:p text:style-name="P2">Smart groups automatically include bookmarks according to several filters</text:p>
        </text:list-item>
        <text:list-item>
          <text:p text:style-name="P2">Filters can constraint on name, URL, number of visits, last visit date, etc.</text:p>
        </text:list-item>
        <text:list-item>
          <text:p text:style-name="P2">Two special smart groups: “All bookmarks” and “Deleted bookmarks”</text:p>
        </text:list-item>
      </text:list>
      <text:p text:style-name="Standard">4 Social Tagging</text:p>
      <text:list xml:id="list1437548312" text:style-name="L3">
        <text:list-item>
          <text:p text:style-name="P3">Each bookmark can be concisely described with several tags</text:p>
        </text:list-item>
        <text:list-item>
          <text:p text:style-name="P3">You can create any set of tags in your native language</text:p>
        </text:list-item>
        <text:list-item>
          <text:p text:style-name="P3">Your tags are internally translated to English</text:p>
        </text:list-item>
        <text:list-item>
          <text:p text:style-name="P3">You can find the bookmarks of other users with our tags (available soon)</text:p>
        </text:list-item>
      </text:list>
      <text:p text:style-name="Standard">5 Bookmark Management</text:p>
      <text:list xml:id="list886271529" text:style-name="L4">
        <text:list-item>
          <text:p text:style-name="P4">Assign a name, an URL and a description to every bookmark</text:p>
        </text:list-item>
        <text:list-item>
          <text:p text:style-name="P4">The service automatically creates an icon and an screenshot for the URL</text:p>
        </text:list-item>
        <text:list-item>
          <text:p text:style-name="P4">You can easily add, edit, delete and access your bookmarks</text:p>
        </text:list-item>
        <text:list-item>
          <text:p text:style-name="P4">You can use “Drag &amp; Drop” to assign bookmarks to manual groups or tags</text:p>
        </text:list-item>
      </text:list>
      <text:p text:style-name="Standard">6 Quick Search</text:p>
      <text:list xml:id="list1105814616" text:style-name="L5">
        <text:list-item>
          <text:p text:style-name="P5">Search partial strings on bookmark name, description or URL</text:p>
        </text:list-item>
        <text:list-item>
          <text:p text:style-name="P5">It is really fast because it works on your local computer memory</text:p>
        </text:list-item>
      </text:list>
      <text:p text:style-name="Standard">7 Import and Export</text:p>
      <text:list xml:id="list128174236" text:style-name="L6">
        <text:list-item>
          <text:p text:style-name="P6">Import your bookmarks from a standard bookmark's file</text:p>
        </text:list-item>
        <text:list-item>
          <text:p text:style-name="P6">Thus, you can virtually import from any browser or on-line bookmark service</text:p>
        </text:list-item>
        <text:list-item>
          <text:p text:style-name="P6">You can also export your Skaeda bookmarks to any other bookmark manager</text:p>
        </text:list-item>
      </text:list>
      <text:p text:style-name="Standard">8 Bookmarklet</text:p>
      <text:list xml:id="list1552687817" text:style-name="L7">
        <text:list-item>
          <text:p text:style-name="P7">A bookmarklet is a plug-in that can be installed on your browser</text:p>
        </text:list-item>
        <text:list-item>
          <text:p text:style-name="P7">It lets you create a Skaeda bookmark of the page you are browsing right now</text:p>
        </text:list-item>
        <text:list-item>
          <text:p text:style-name="P7">You can assign manual groups and tags to the new bookmark</text:p>
        </text:list-item>
        <text:list-item>
          <text:p text:style-name="P7">You don't even have to open a Skaeda's page for the bookmark let to work</text:p>
        </text:list-item>
      </text:list>
      <text:p text:style-name="Standard">9 Instant Synchronization</text:p>
      <text:list xml:id="list90316660" text:style-name="L8">
        <text:list-item>
          <text:p text:style-name="P8">All information keep instantly synchronized through simultaneous Skaeda sessions</text:p>
        </text:list-item>
        <text:list-item>
          <text:p text:style-name="P8">You can also synchronize Skaeda's information on tablet PCs (iPad, Android, etc.)</text:p>
        </text:list-item>
      </text:list>
      <text:p text:style-name="Standard">10 Subscriptions and Invitations</text:p>
      <text:list xml:id="list260180107" text:style-name="L9">
        <text:list-item>
          <text:p text:style-name="P9">Subscribe annually a premium account to deal with unlimited bookmarks</text:p>
        </text:list-item>
        <text:list-item>
          <text:p text:style-name="P9">Alternatively, create a free 100-bookmarks limited account</text:p>
        </text:list-item>
        <text:list-item>
          <text:p text:style-name="P9">Invite your friends to the Skaeda's service</text:p>
        </text:list-item>
        <text:list-item>
          <text:p text:style-name="P9">Each friend that register a free or premium account will give you 25 extra bookmarks</text:p>
        </text:list-item>
        <text:list-item>
          <text:p text:style-name="P9">This way, you can get up to 200-bookmarks on a free accoun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sadmin </meta:initial-creator>
    <meta:creation-date>2011-08-18T10:24:35</meta:creation-date>
    <dc:date>2011-08-18T13:20:38</dc:date>
    <dc:creator>Sysadmin </dc:creator>
    <meta:editing-duration>PT02H41M34S</meta:editing-duration>
    <meta:editing-cycles>16</meta:editing-cycles>
    <meta:generator>OpenOffice.org/3.2$Linux OpenOffice.org_project/320m12$Build-9483</meta:generator>
    <meta:document-statistic meta:table-count="0" meta:image-count="0" meta:object-count="0" meta:page-count="1" meta:paragraph-count="47" meta:word-count="464" meta:character-count="2580"/>
  </office:meta>
</office:document-meta>
</file>